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2CF00000EFB79514DD5.svm" manifest:media-type=""/>
  <manifest:file-entry manifest:full-path="Pictures/20000002000001EA000000CA1A0EC187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c|cc}&#10;\overline{S} _a &amp; \overline{S}_b &amp; \overline{R} &amp; Q_{n+1}&amp; \overline{Q}_{n+1} \\&#10;\hline&#10;0&amp;0&amp;0&amp;?&amp; ?  \\&#10;0&amp;0&amp;1&amp;1&amp;0 \\&#10;0&amp;1&amp;0&amp;?&amp;?\\&#10;0&amp;1&amp;1&amp;1&amp;0 \\&#10;1&amp;0&amp;0&amp;?&amp;? \\&#10;1&amp;0&amp;1&amp;1&amp;0 \\&#10;1&amp;1&amp;0&amp;0&amp;1 \\&#10;1&amp;1&amp;1&amp;Q_n&amp;\overline{Q}_n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6cm" svg:height="3.301cm" svg:x="0.284cm" svg:y="0.246cm">
          <draw:image xlink:href="Pictures/20000002000001EA000000CA1A0EC187.eps" xlink:type="simple" xlink:show="embed" xlink:actuate="onLoad">
            <text:p/>
          </draw:image>
        </draw:frame>
        <draw:frame draw:style-name="gr2" draw:layer="layout" svg:width="0.614cm" svg:height="0.529cm" svg:x="4.174cm" svg:y="0.3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04cm" svg:height="0.469cm" svg:x="4.304cm" svg:y="2.7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7.544cm" svg:y="0.9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3cm" svg:height="0.469cm" svg:x="7.57cm" svg:y="2.6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14cm" svg:height="0.529cm" svg:x="4.199cm" svg:y="0.9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3.138cm" svg:height="3.149cm" svg:x="0.527cm" svg:y="0.387cm">
          <draw:image xlink:href="Pictures/20000001000012CF00000EFB79514DD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1T20:20:05</dc:date>
    <dc:creator>kkk </dc:creator>
    <meta:editing-duration>PT12H45M37S</meta:editing-duration>
    <meta:editing-cycles>50</meta:editing-cycles>
    <meta:generator>LibreOffice/3.3$Linux LibreOffice_project/330m19$Build-401</meta:generator>
    <meta:document-statistic meta:object-count="7"/>
  </office:meta>
</office:document-meta>
</file>

<file path=Object 1/content.xml><?xml version="1.0" encoding="utf-8"?>
<math xmlns="http://www.w3.org/1998/Math/MathML">
  <semantics>
    <msub>
      <mover accent="true">
        <mi>S</mi>
        <mo>¯</mo>
      </mover>
      <mi>a</mi>
    </msub>
    <annotation encoding="StarMath 5.0">{overline{S}}_a</annotation>
  </semantics>
</math>
</file>

<file path=Object 2/content.xml><?xml version="1.0" encoding="utf-8"?>
<math xmlns="http://www.w3.org/1998/Math/MathML">
  <semantics>
    <mover accent="true">
      <mi>R</mi>
      <mo>¯</mo>
    </mover>
    <annotation encoding="StarMath 5.0">overline{R}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5/content.xml><?xml version="1.0" encoding="utf-8"?>
<math xmlns="http://www.w3.org/1998/Math/MathML">
  <semantics>
    <msub>
      <mover accent="true">
        <mi>S</mi>
        <mo>¯</mo>
      </mover>
      <mi>b</mi>
    </msub>
    <annotation encoding="StarMath 5.0">{overline{S}}_b</annotation>
  </semantics>
</math>
</file>